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4b10f"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8de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6885200" text:id="ct56885200">
          <text:insertion>
            <office:change-info>
              <dc:creator>Sara Boch</dc:creator>
              <dc:date>2013-12-10T09:40:00</dc:date>
            </office:change-info>
          </text:insertion>
        </text:changed-region>
        <text:changed-region xml:id="ct57042880" text:id="ct57042880">
          <text:deletion>
            <office:change-info>
              <dc:creator>Sara Boch</dc:creator>
              <dc:date>2013-12-10T09:55:00</dc:date>
            </office:change-info>
            <text:p text:style-name="P1">Picture 2.</text:p>
          </text:deletion>
        </text:changed-region>
        <text:changed-region xml:id="ct57045280" text:id="ct57045280">
          <text:insertion>
            <office:change-info>
              <dc:creator>Sara Boch</dc:creator>
              <dc:date>2013-12-10T09:55:00</dc:date>
            </office:change-info>
          </text:insertion>
        </text:changed-region>
        <text:changed-region xml:id="ct57059344" text:id="ct57059344">
          <text:insertion>
            <office:change-info>
              <dc:creator>Sara Boch</dc:creator>
              <dc:date>2013-12-10T09:59:00</dc:date>
            </office:change-info>
          </text:insertion>
        </text:changed-region>
        <text:changed-region xml:id="ct56918704" text:id="ct56918704">
          <text:insertion>
            <office:change-info>
              <dc:creator>Sara Boch</dc:creator>
              <dc:date>2013-12-10T10:00:00</dc:date>
            </office:change-info>
          </text:insertion>
        </text:changed-region>
        <text:changed-region xml:id="ct56918992" text:id="ct56918992">
          <text:deletion>
            <office:change-info>
              <dc:creator>Sara Boch</dc:creator>
              <dc:date>2013-12-10T10:00:00</dc:date>
            </office:change-info>
            <text:p text:style-name="P2">customise</text:p>
          </text:deletion>
        </text:changed-region>
        <text:changed-region xml:id="ct57024112" text:id="ct57024112">
          <text:insertion>
            <office:change-info>
              <dc:creator>Sara Boch</dc:creator>
              <dc:date>2013-12-10T10:06:00</dc:date>
            </office:change-info>
          </text:insertion>
        </text:changed-region>
        <text:changed-region xml:id="ct57026816" text:id="ct57026816">
          <text:insertion>
            <office:change-info>
              <dc:creator>Sara Boch</dc:creator>
              <dc:date>2013-12-10T10:04:00</dc:date>
            </office:change-info>
          </text:insertion>
        </text:changed-region>
        <text:changed-region xml:id="ct57027712" text:id="ct57027712">
          <text:insertion>
            <office:change-info>
              <dc:creator>Sara Boch</dc:creator>
              <dc:date>2013-12-10T10:19:00</dc:date>
            </office:change-info>
          </text:insertion>
        </text:changed-region>
        <text:changed-region xml:id="ct57026416" text:id="ct57026416">
          <text:insertion>
            <office:change-info>
              <dc:creator>Sara Boch</dc:creator>
              <dc:date>2013-12-10T10:21:00</dc:date>
            </office:change-info>
          </text:insertion>
        </text:changed-region>
        <text:changed-region xml:id="ct57024608" text:id="ct57024608">
          <text:deletion>
            <office:change-info>
              <dc:creator>Sara Boch</dc:creator>
              <dc:date>2013-12-10T10:22:00</dc:date>
            </office:change-info>
            <text:p text:style-name="P3">s</text:p>
          </text:deletion>
        </text:changed-region>
        <text:changed-region xml:id="ct57030560" text:id="ct57030560">
          <text:insertion>
            <office:change-info>
              <dc:creator>Sara Boch</dc:creator>
              <dc:date>2013-12-10T10:41:00</dc:date>
            </office:change-info>
          </text:insertion>
        </text:changed-region>
        <text:changed-region xml:id="ct57036624" text:id="ct57036624">
          <text:deletion>
            <office:change-info>
              <dc:creator>Sara Boch</dc:creator>
              <dc:date>2013-12-10T10:41:00</dc:date>
            </office:change-info>
            <text:p text:style-name="P4">ali</text:p>
          </text:deletion>
        </text:changed-region>
        <text:changed-region xml:id="ct57036384" text:id="ct57036384">
          <text:deletion>
            <office:change-info>
              <dc:creator>Sara Boch</dc:creator>
              <dc:date>2013-12-10T10:23:00</dc:date>
            </office:change-info>
            <text:p text:style-name="P5">s</text:p>
          </text:deletion>
        </text:changed-region>
        <text:changed-region xml:id="ct57067200" text:id="ct57067200">
          <text:insertion>
            <office:change-info>
              <dc:creator>Sara Boch</dc:creator>
              <dc:date>2013-12-10T10:23:00</dc:date>
            </office:change-info>
          </text:insertion>
        </text:changed-region>
        <text:changed-region xml:id="ct57032704" text:id="ct57032704">
          <text:insertion>
            <office:change-info>
              <dc:creator>Sara Boch</dc:creator>
              <dc:date>2013-12-10T10:41:00</dc:date>
            </office:change-info>
          </text:insertion>
        </text:changed-region>
        <text:changed-region xml:id="ct57029744" text:id="ct57029744">
          <text:deletion>
            <office:change-info>
              <dc:creator>Sara Boch</dc:creator>
              <dc:date>2013-12-10T10:41:00</dc:date>
            </office:change-info>
            <text:p text:style-name="P4">ali</text:p>
          </text:deletion>
        </text:changed-region>
        <text:changed-region xml:id="ct56841200" text:id="ct56841200">
          <text:deletion>
            <office:change-info>
              <dc:creator>Sara Boch</dc:creator>
              <dc:date>2013-12-10T10:24:00</dc:date>
            </office:change-info>
            <text:p text:style-name="P5">s</text:p>
          </text:deletion>
        </text:changed-region>
        <text:changed-region xml:id="ct57093952" text:id="ct57093952">
          <text:deletion>
            <office:change-info>
              <dc:creator>Sara Boch</dc:creator>
              <dc:date>2013-12-10T10:35:00</dc:date>
            </office:change-info>
            <text:p text:style-name="P6">1</text:p>
          </text:deletion>
        </text:changed-region>
        <text:changed-region xml:id="ct57101088" text:id="ct57101088">
          <text:insertion>
            <office:change-info>
              <dc:creator>Sara Boch</dc:creator>
              <dc:date>2013-12-10T10:35:00</dc:date>
            </office:change-info>
          </text:insertion>
        </text:changed-region>
        <text:changed-region xml:id="ct57133408" text:id="ct57133408">
          <text:format-change>
            <office:change-info>
              <dc:creator>Sara Boch</dc:creator>
              <dc:date>2013-12-10T10:51:00</dc:date>
            </office:change-info>
          </text:format-change>
        </text:changed-region>
        <text:changed-region xml:id="ct57134448" text:id="ct57134448">
          <text:format-change>
            <office:change-info>
              <dc:creator>Sara Boch</dc:creator>
              <dc:date>2013-12-10T10:51:00</dc:date>
            </office:change-info>
          </text:format-change>
        </text:changed-region>
        <text:changed-region xml:id="ct57035248" text:id="ct5703524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35">1</text:span>.0<text:span text:style-name="T35">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6885200"/><text:span text:style-name="T21">m</text:span><text:change-end text:change-id="ct56885200"/>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57042880"/><text:change-start text:change-id="ct57045280"/><text:soft-page-break/>Picture 2.<text:change-end text:change-id="ct57045280"/></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7059344"/> <text:change-end text:change-id="ct57059344"/>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6918704"/><text:span text:style-name="T1">customize</text:span><text:change-end text:change-id="ct56918704"/><text:change text:change-id="ct56918992"/>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7024112"/><text:span text:style-name="T1">s</text:span><text:change-end text:change-id="ct57024112"/> need to be done at once. To configure this aspect you can click <text:span text:style-name="T2">Configure</text:span> button below the label <text:span text:style-name="T2">Simulation </text:span><text:soft-page-break/><text:span text:style-name="T2">Steps</text:span>. You will then get<text:change-start text:change-id="ct57026816"/> <text:change-end text:change-id="ct57026816"/><text:change-start text:change-id="ct57027712"/><text:span text:style-name="T22">the</text:span><text:change-end text:change-id="ct57027712"/>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7026416"/><text:span text:style-name="T22">s</text:span><text:change-end text:change-id="ct57026416"/> in the right column. The first configuration option<text:change text:change-id="ct57024608"/> is for <text:span text:style-name="T2">Energy Minim</text:span><text:change-start text:change-id="ct57030560"/><text:span text:style-name="T3">iz</text:span><text:change-end text:change-id="ct57030560"/><text:change text:change-id="ct57036624"/><text:change text:change-id="ct57036384"/><text:span text:style-name="T2">ation</text:span>. This step is performed after adding molecule to water box. Some atoms in that system may collide. The purpose is to move water atoms a bit, so dynamics simulation will not start in <text:change-start text:change-id="ct57067200"/><text:span text:style-name="T23">a </text:span><text:change-end text:change-id="ct57067200"/>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7032704"/><text:span text:style-name="T3">iz</text:span><text:change-end text:change-id="ct57032704"/><text:change text:change-id="ct57029744"/><text:change text:change-id="ct56841200"/><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6" draw:name="Obraz7" text:anchor-type="paragraph"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57093952"/><text:span text:style-name="T13">2</text:span>.<text:span text:style-name="T35">1</text:span><text:change-start text:change-id="ct57101088"/>.<text:span text:style-name="T23">0</text:span><text:change-end text:change-id="ct57101088"/>:</text:p>
      <text:list xml:id="list8041124943826605277" text:style-name="L1">
        <text:list-item>
          <text:p text:style-name="P45"/>
        </text:list-item>
      </text:list>
      <text:p text:style-name="P6"/>
      <text:p text:style-name="P6">Known issues:</text:p>
      <text:list xml:id="list5274032110247910005"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7133408"/><text:span text:style-name="T20">btchtm</text:span>@ug.<text:change-end text:change-id="ct57133408"/><text:span text:style-name="T24">edu</text:span><text:change-start text:change-id="ct57134448"/>.pl<text:change-end text:change-id="ct57134448"/>)<text:change-start text:change-id="ct57035248"/></text:p>
      <text:p text:style-name="P8">- Sara Boch Kminikowska<text:change-end text:change-id="ct57035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5e2de17089c24a1fa810c8f975a7171ba4cd432</meta:generator>
    <dc:title/>
    <meta:initial-creator/>
    <dc:creator>Tomasz Makarewicz</dc:creator>
    <meta:editing-cycles>44</meta:editing-cycles>
    <dc:date>2015-03-10T10:53:13.958153994</dc:date>
    <meta:editing-duration>PT3H52M10S</meta:editing-duration>
    <meta:document-statistic meta:table-count="0" meta:image-count="16" meta:object-count="0" meta:page-count="18" meta:paragraph-count="101" meta:word-count="1722" meta:character-count="10601" meta:non-whitespace-character-count="8954"/>
  </office:meta>
</office:document-meta>
</file>